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55"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5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 style:font-size-complex="15pt"/>
    </style:style>
    <style:style style:name="ce57"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58"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4" style:font-size-complex="15pt"/>
    </style:style>
    <style:style style:name="ce59"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60"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61" style:family="table-cell" style:parent-style-name="Default">
      <style:table-cell-properties fo:wrap-option="wrap" style:vertical-align="middle"/>
      <style:text-properties style:font-name="DejaVu Sans" fo:font-size="15pt" style:font-size-asian="15pt" style:font-size-complex="15pt"/>
    </style:style>
    <style:style style:name="ce62" style:family="table-cell" style:parent-style-name="Default" style:data-style-name="N0">
      <style:table-cell-properties fo:wrap-option="wrap" style:vertical-align="middle"/>
      <style:text-properties style:font-name="DejaVu Sans" fo:font-size="15pt" style:font-size-asian="15pt" style:font-size-complex="15pt"/>
    </style:style>
    <style:style style:name="ce63"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64"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6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66"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6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6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6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4" style:font-size-complex="15pt"/>
    </style:style>
    <style:style style:name="ce70"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71"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72"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73"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74" style:family="table-cell" style:parent-style-name="Default">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75"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76"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77"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7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language="en" fo:country="AU" style:font-name-asian="WenQuanYi Zen Hei" style:font-size-asian="15pt" style:font-name-complex="Arial3" style:font-size-complex="15pt"/>
    </style:style>
    <style:style style:name="ce79"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8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data-style-name="N0">
      <style:table-cell-properties style:text-align-source="fix" style:repeat-content="false" fo:wrap-option="wrap"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28"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29"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 style:font-size-complex="15pt"/>
    </style:style>
    <style:style style:name="ce30"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31"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4" style:font-size-complex="15pt"/>
    </style:style>
    <style:style style:name="ce32"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33"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34" style:family="table-cell" style:parent-style-name="Default">
      <style:table-cell-properties fo:wrap-option="wrap" style:vertical-align="middle"/>
      <style:text-properties style:font-name="DejaVu Sans" fo:font-size="15pt" style:font-size-asian="15pt" style:font-size-complex="15pt"/>
    </style:style>
    <style:style style:name="ce35" style:family="table-cell" style:parent-style-name="Default" style:data-style-name="N0">
      <style:table-cell-properties fo:wrap-option="wrap" style:vertical-align="middle"/>
      <style:text-properties style:font-name="DejaVu Sans" fo:font-size="15pt" style:font-size-asian="15pt" style:font-size-complex="15pt"/>
    </style:style>
    <style:style style:name="ce3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3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4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4" style:font-size-complex="15pt"/>
    </style:style>
    <style:style style:name="ce43"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5"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6"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7" style:family="table-cell" style:parent-style-name="Default">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8"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9"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50"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5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language="en" fo:country="AU" style:font-name-asian="WenQuanYi Zen Hei" style:font-size-asian="15pt" style:font-name-complex="Arial3" style:font-size-complex="15pt"/>
    </style:style>
    <style:style style:name="ce52"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data-style-name="N0">
      <style:table-cell-properties style:text-align-source="fix" style:repeat-content="false" fo:wrap-option="wrap"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writing-mode="lr-tb"/>
      <style:text-properties style:text-blinking="tru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loext:opacity="100%"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name-asian="Arial1"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ize="12pt"/>
    </style:style>
    <style:style style:name="T7"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35"/>
        <table:table-column table:style-name="co2" table:default-cell-style-name="ce39"/>
        <table:table-column table:style-name="co3" table:default-cell-style-name="ce44"/>
        <table:table-column table:style-name="co4" table:default-cell-style-name="ce48"/>
        <table:table-column table:style-name="co5" table:default-cell-style-name="ce44"/>
        <table:table-column table:style-name="co6" table:default-cell-style-name="ce44"/>
        <table:table-column table:style-name="co7" table:number-columns-repeated="1018" table:default-cell-style-name="ce35"/>
        <table:table-row table:style-name="ro1">
          <table:table-cell table:style-name="ce28" office:value-type="string" calcext:value-type="string">
            <text:p>Exceptions</text:p>
          </table:table-cell>
          <table:table-cell table:style-name="ce28" office:value-type="string" calcext:value-type="string">
            <text:p>Cliente</text:p>
          </table:table-cell>
          <table:table-cell table:style-name="ce28" office:value-type="string" calcext:value-type="string">
            <text:p>Descripción</text:p>
          </table:table-cell>
          <table:table-cell table:style-name="ce28" office:value-type="string" calcext:value-type="string">
            <text:p>Comentario</text:p>
          </table:table-cell>
          <table:table-cell table:style-name="ce49" office:value-type="string" calcext:value-type="string">
            <text:p>RISK</text:p>
          </table:table-cell>
          <table:table-cell table:style-name="ce28" office:value-type="string" calcext:value-type="string">
            <text:p>IMPACT</text:p>
          </table:table-cell>
          <table:table-cell table:style-name="ce54"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CUSTOMER</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KYNDRYL</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0" office:value-type="string" calcext:value-type="string">
            <text:p>Protecting Resources-mixed/Ensure sticky bit is set on all world-writable directories</text:p>
          </table:table-cell>
          <table:table-cell table:style-name="ce37" office:value-type="string" calcext:value-type="string">
            <text:p>GENERICO / STICKY / CUSTOMER</text:p>
          </table:table-cell>
          <table:table-cell table:style-name="ce41" office:value-type="string" calcext:value-type="string">
            <text:p>Sticky bit is not set on world-writable directory: $directory</text:p>
          </table:table-cell>
          <table:table-cell table:style-name="ce46"/>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Changing group owner for this file can</text:p>
            <text:p>cause the service to fail.</text:p>
          </table:table-cell>
          <table:table-cell table:number-columns-repeated="1018"/>
        </table:table-row>
        <table:table-row table:style-name="ro2">
          <table:table-cell table:style-name="ce31" office:value-type="string" calcext:value-type="string">
            <text:p>Identify and Authenticate Users/Public Key Authentication</text:p>
          </table:table-cell>
          <table:table-cell table:style-name="ce38" office:value-type="string" calcext:value-type="string">
            <text:p>GENERICO / PUBLIC KEY / CUSTOMER</text:p>
          </table:table-cell>
          <table:table-cell table:style-name="ce42" office:value-type="string" calcext:value-type="string">
            <text:p>SSH authorized_keys file: $publickey; Invalid public host key length: 1024 <text:s text:c="2"/>Key type: ssh-rsa.</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4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32" office:value-type="string" calcext:value-type="string">
            <text:p><text:span text:style-name="T7">- Network Settings/Network file system settings in /etc/exports</text:span></text:p>
            <text:p><text:span text:style-name="T7">- Network Settings/Ensure nfs-utils is not enabled and active</text:span></text:p>
            <text:p><text:span text:style-name="T7">- Network Settings/Ensure nfs-utils is not enabled and active</text:span></text:p>
            <text:p><text:span text:style-name="T7">- Network Settings/NFS root restrictions </text:span></text:p>
            <text:p><text:span text:style-name="T7">- Network Settings/Disable NFS server </text:span></text:p>
            <text:p/>
          </table:table-cell>
          <table:table-cell table:style-name="ce38" office:value-type="string" calcext:value-type="string">
            <text:p>GENERICO / <text:s/>SERVICE : NFS / CUSTOMER</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2" office:value-type="string" calcext:value-type="string">
            <text:p><text:span text:style-name="T7">- Network Settings/Network file system settings in /etc/exports</text:span></text:p>
            <text:p><text:span text:style-name="T7">- Network Settings/Ensure nfs-utils is not enabled and active</text:span></text:p>
            <text:p><text:span text:style-name="T7">- Network Settings/Ensure nfs-utils is not enabled and active</text:span></text:p>
            <text:p><text:span text:style-name="T7">- Network Settings/NFS root restrictions </text:span></text:p>
            <text:p><text:span text:style-name="T7">- Network Settings/Disable NFS server </text:span></text:p>
            <text:p/>
          </table:table-cell>
          <table:table-cell table:style-name="ce38" office:value-type="string" calcext:value-type="string">
            <text:p>GENERICO / <text:s/>SERVICE : NFS / KYNDRYL</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office:value-type="string" calcext:value-type="string">
            <text:p>NFS Server need to support business aplication."</text:p>
          </table:table-cell>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1" office:value-type="string" calcext:value-type="string">
            <text:p>Network Settings/Ensure Samba Server is not enabled</text:p>
          </table:table-cell>
          <table:table-cell table:style-name="ce38" office:value-type="string" calcext:value-type="string">
            <text:p>GENERICO / <text:s/>SERVICE / CUSTOMER</text:p>
          </table:table-cell>
          <table:table-cell table:style-name="ce42" office:value-type="string" calcext:value-type="string">
            <text:p>Ensure Samba Server is not enabled. Command: systemctl is-enabled smb</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KYNDRYL</text:p>
          </table:table-cell>
          <table:table-cell table:style-name="ce40"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CUSTOMER</text:p>
          </table:table-cell>
          <table:table-cell table:style-name="ce40"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 FTP, <text:s/>Port 21 / CUSTOMER</text:p>
          </table:table-cell>
          <table:table-cell table:style-name="ce40" office:value-type="string" calcext:value-type="string">
            <text:p>TCP Port 21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3"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32" office:value-type="string" calcext:value-type="string">
            <text:p>Password Requirements/Private Key File Restriction</text:p>
            <text:p>Password Requirements/Specific Host Access</text:p>
          </table:table-cell>
          <table:table-cell table:style-name="ce38" office:value-type="string" calcext:value-type="string">
            <text:p>MONITORIZACION / AUTHORIZED_KEYS</text:p>
          </table:table-cell>
          <table:table-cell table:style-name="ce40"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53"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32" office:value-type="string" calcext:value-type="string">
            <text:p>Password Requirements/Password MIN Age Shadow</text:p>
          </table:table-cell>
          <table:table-cell table:style-name="ce38" office:value-type="string" calcext:value-type="string">
            <text:p>GENERICO / <text:s/>ACCOUNT PAM / LBK</text:p>
          </table:table-cell>
          <table:table-cell table:style-name="ce40" office:value-type="string" calcext:value-type="string">
            <text:p>Account $account has invalid Password MIN Age setting of null <text:s/>should be set to Customer Required Setting: 1. More secure value can be set. Account </text:p>
          </table:table-cell>
          <table:table-cell table:style-name="ce4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50"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32" office:value-type="string" calcext:value-type="string">
            <text:p>protecting Resources-OSRs/SUDO Command WW Permissions</text:p>
          </table:table-cell>
          <table:table-cell table:style-name="ce38" office:value-type="string" calcext:value-type="string">
            <text:p>GENERICO / <text:s/>COMMAND-SUDO / FT</text:p>
          </table:table-cell>
          <table:table-cell table:style-name="ce40" office:value-type="string" calcext:value-type="string">
            <text:p>Invalid WW permissions for command file/directory: fd_sudo <text:s/>Permissions: drwxr-xrwx <text:s/>Permissions for OTHER must be set to r-x or more stringent.</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Changing group owner for this file can</text:p>
            <text:p>cause the service to fail.</text:p>
          </table:table-cell>
          <table:table-cell table:number-columns-repeated="1018"/>
        </table:table-row>
        <table:table-row table:style-name="ro2">
          <table:table-cell table:style-name="ce32" office:value-type="string" calcext:value-type="string">
            <text:p>Password Requirements/SSH PermitRootLogin Restriction</text:p>
          </table:table-cell>
          <table:table-cell table:style-name="ce38" office:value-type="string" calcext:value-type="string">
            <text:p>GENERICO / SERVICE / FT</text:p>
          </table:table-cell>
          <table:table-cell table:style-name="ce40"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45" office:value-type="string" calcext:value-type="string">
            <text:p>Para servidore CLUSTER, tiene PermitRootLogin a YES, con un Match Address a las IP del CLUSTER</text:p>
          </table:table-cell>
          <table:table-cell table:style-name="ce50"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4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32" office:value-type="string" calcext:value-type="string">
            <text:p>System Settings/SELinux current mode requirement</text:p>
            <text:p>System Settings/SELinux type requirement </text:p>
            <text:p>System Settings/SELinux mode per domain </text:p>
          </table:table-cell>
          <table:table-cell table:style-name="ce38" office:value-type="string" calcext:value-type="string">
            <text:p>GENERICO / SELINUX / CESCE</text:p>
          </table:table-cell>
          <table:table-cell table:style-name="ce40" office:value-type="string" calcext:value-type="string">
            <text:p>SELinux should be enabled</text:p>
          </table:table-cell>
          <table:table-cell table:style-name="ce45" office:value-type="string" calcext:value-type="string">
            <text:p>temporary exception until restart.</text:p>
          </table:table-cell>
          <table:table-cell table:style-name="ce50"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40" office:value-type="string" calcext:value-type="string">
            <text:p>restart required for the parameter to take effect.</text:p>
          </table:table-cell>
          <table:table-cell table:number-columns-repeated="1018"/>
        </table:table-row>
        <table:table-row table:style-name="ro2">
          <table:table-cell table:style-name="ce32" office:value-type="string" calcext:value-type="string">
            <text:p>System Settings/SELinux AppArmor install requirement</text:p>
          </table:table-cell>
          <table:table-cell table:style-name="ce38" office:value-type="string" calcext:value-type="string">
            <text:p>GENERICO / SELINUX / FT</text:p>
          </table:table-cell>
          <table:table-cell table:style-name="ce40" office:value-type="string" calcext:value-type="string">
            <text:p>SELinux or AppArmor should be installed and enabled</text:p>
          </table:table-cell>
          <table:table-cell table:style-name="ce45"/>
          <table:table-cell table:style-name="ce50"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4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ORACLE, DBA / OSR ETC / FT</text:p>
          </table:table-cell>
          <table:table-cell table:style-name="ce40"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Protecting Resources-mixed/Ensure sticky bit is set on all world-writable directories</text:p>
          </table:table-cell>
          <table:table-cell table:style-name="ce38" office:value-type="string" calcext:value-type="string">
            <text:p>GENERICO / OSR TMP / FT</text:p>
          </table:table-cell>
          <table:table-cell table:style-name="ce41" office:value-type="string" calcext:value-type="string">
            <text:p>Sticky bit is not set on world-writable directory: /tmp/*</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may be stopped when removing permissions</text:p>
          </table:table-cell>
          <table:table-cell table:number-columns-repeated="1018"/>
        </table:table-row>
        <table:table-row table:style-name="ro2">
          <table:table-cell table:style-name="ce32" office:value-type="string" calcext:value-type="string">
            <text:p>Protecting Resources-OSRs/OSR \USR Restrictions</text:p>
          </table:table-cell>
          <table:table-cell table:style-name="ce38" office:value-type="string" calcext:value-type="string">
            <text:p>ORACLE, DBA / OSR USR / FT</text:p>
          </table:table-cell>
          <table:table-cell table:style-name="ce40"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Netsat / LBK</text:p>
          </table:table-cell>
          <table:table-cell table:style-name="ce40" office:value-type="string" calcext:value-type="string">
            <text:p>Process netstat -anlp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32" office:value-type="string" calcext:value-type="string">
            <text:p>Network Settings/TCP Configuration Files Restrictions</text:p>
          </table:table-cell>
          <table:table-cell table:style-name="ce38" office:value-type="string" calcext:value-type="string">
            <text:p>GENERICO / SYSCTL / FT</text:p>
          </table:table-cell>
          <table:table-cell table:style-name="ce40"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45" office:value-type="string" calcext:value-type="string">
            <text:p>Funcion necesaria para la BBDD de oracle RAC</text:p>
          </table:table-cell>
          <table:table-cell table:style-name="ce50"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4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32" office:value-type="string" calcext:value-type="string">
            <text:p>Protecting Resources-OSRs/CRON Command Group Permissions</text:p>
          </table:table-cell>
          <table:table-cell table:style-name="ce38" office:value-type="string" calcext:value-type="string">
            <text:p>GENERICO / <text:s/>OSR-CRON / ASISA</text:p>
          </table:table-cell>
          <table:table-cell table:style-name="ce40"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Changing group owner for this file can</text:p>
            <text:p>cause the service to fail.</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GENERICO / OSR ETC / LBK</text:p>
          </table:table-cell>
          <table:table-cell table:style-name="ce40"/>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Password Requirements/NULL Passphrase</text:p>
            <text:p>Password Requirements/Private Key Passphrase</text:p>
          </table:table-cell>
          <table:table-cell table:style-name="ce38" office:value-type="string" calcext:value-type="string">
            <text:p>GENERICO / ID_RSA / CUSTOMER</text:p>
          </table:table-cell>
          <table:table-cell table:style-name="ce40"/>
          <table:table-cell table:style-name="ce45"/>
          <table:table-cell table:style-name="ce40" office:value-type="string" calcext:value-type="string">
            <text:p>If a private key is not cifrated it could compromise the transmission</text:p>
            <text:p>Of the information</text:p>
          </table:table-cell>
          <table:table-cell table:style-name="ce40"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32" office:value-type="string" calcext:value-type="string">
            <text:p>Network Settings/tcpip snmpd entry</text:p>
            <text:p>Network Settings/tcpip aixmibd entry </text:p>
            <text:p>Network Settings/tcpip snmpmibd entry </text:p>
            <text:p>Network Settings/tcpip hostmibd entry </text:p>
          </table:table-cell>
          <table:table-cell table:style-name="ce38" office:value-type="string" calcext:value-type="string">
            <text:p>GENERICO / SNMP / TIVOLI</text:p>
          </table:table-cell>
          <table:table-cell table:style-name="ce40"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4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40" office:value-type="string" calcext:value-type="string">
            <text:p>If attackers gain control of SNMPv3’s encryption and authentication keys then they would not only be able to collect information about devices but also control the devices.</text:p>
          </table:table-cell>
          <table:table-cell table:style-name="ce40"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32" office:value-type="string" calcext:value-type="string">
            <text:p>Protecting Resources-OSRs/OSR \TMP Files Restrictions</text:p>
          </table:table-cell>
          <table:table-cell table:style-name="ce38" office:value-type="string" calcext:value-type="string">
            <text:p>GENERICO / OSR TMP / CUSTOMER</text:p>
          </table:table-cell>
          <table:table-cell table:style-name="ce41" office:value-type="string" calcext:value-type="string">
            <text:p>Invalid permissions for fileTMP,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may be stopped when removing permissions</text:p>
          </table:table-cell>
          <table:table-cell table:number-columns-repeated="1018"/>
        </table:table-row>
        <table:table-row table:style-name="ro2">
          <table:table-cell table:style-name="ce33" office:value-type="string" calcext:value-type="string">
            <text:p>Identify and Authenticate Users/Public Key Label</text:p>
          </table:table-cell>
          <table:table-cell table:style-name="ce38" office:value-type="string" calcext:value-type="string">
            <text:p>GENERICO / LABEL / CUSTOMER</text:p>
          </table:table-cell>
          <table:table-cell table:style-name="ce40" office:value-type="string" calcext:value-type="string">
            <text:p>SSH authorized_keys file: file_authorized_keys; Some of the keys have no identifying label </text:p>
          </table:table-cell>
          <table:table-cell table:style-name="ce45"/>
          <table:table-cell table:style-name="ce40" office:value-type="string" calcext:value-type="string">
            <text:p>If a public key is not encrypted it could compromise the transmission of the information</text:p>
          </table:table-cell>
          <table:table-cell table:style-name="ce40" office:value-type="string" calcext:value-type="string">
            <office:annotation draw:style-name="gr1" draw:text-style-name="P2" svg:width="2.899cm" svg:height="5.859cm" svg:x="54.093cm" svg:y="-5.86cm" draw:caption-point-x="-0.61cm" draw:caption-point-y="5.86cm">
              <dc:date>2022-01-21T00:00:00</dc:date>
              <text:p text:style-name="P1"><text:span text:style-name="T1">Remplazar USER_NAME, por el nombre de la cuenta a excepcionar</text:span></text:p>
              <text:p text:style-name="P1"><text:span text:style-name="T4"/></text:p>
            </office:annotation>
            <text:p>The user USER_NAME is a client user, publishing the public key might pose to stop the application to work</text:p>
          </table:table-cell>
          <table:table-cell table:number-columns-repeated="1018"/>
        </table:table-row>
        <table:table-row table:style-name="ro2">
          <table:table-cell table:style-name="ce34" office:value-type="string" calcext:value-type="string">
            <text:p>Password Requirements/Password MAX Age</text:p>
          </table:table-cell>
          <table:table-cell table:style-name="ce38" office:value-type="string" calcext:value-type="string">
            <text:p>GENERICO / MAXAGE / IBM-SAP</text:p>
          </table:table-cell>
          <table:table-cell table:style-name="ce40" office:value-type="string" calcext:value-type="string">
            <text:p>aspadm</text:p>
            <text:p>db2sm1</text:p>
            <text:p>sapasp</text:p>
            <text:p>sapsm1</text:p>
            <text:p>sapsm1db</text:p>
            <text:p>sm1adm</text:p>
            <text:p>Smdadm</text:p>
            <text:p>asdadm</text:p>
          </table:table-cell>
          <table:table-cell table:style-name="ce45" office:value-type="string" calcext:value-type="string">
            <text:p><text:s/>Loss of Service with impact and losses on the client's business.</text:p>
          </table:table-cell>
          <table:table-cell table:style-name="ce4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2" office:value-type="string" calcext:value-type="string">
            <text:p>Protecting Resources-OSRs/OSR \OPT Files Restrictions</text:p>
          </table:table-cell>
          <table:table-cell table:style-name="ce38" office:value-type="string" calcext:value-type="string">
            <text:p>GENERICO / OSR OPT / CUSTOMER</text:p>
          </table:table-cell>
          <table:table-cell table:style-name="ce41" office:value-type="string" calcext:value-type="string">
            <text:p>Invalid permissions for $fileOPT,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may be stopped when removing permissions</text:p>
          </table:table-cell>
          <table:table-cell table:number-columns-repeated="1018"/>
        </table:table-row>
        <table:table-row table:style-name="ro2">
          <table:table-cell table:style-name="ce32" office:value-type="string" calcext:value-type="string">
            <text:p>Password Requirements/Duplicate GIDs Forbidden</text:p>
          </table:table-cell>
          <table:table-cell table:style-name="ce38" office:value-type="string" calcext:value-type="string">
            <text:p>GENERICO / <text:s/>GID duplicate / CUSTOMER</text:p>
          </table:table-cell>
          <table:table-cell table:style-name="ce40" office:value-type="string" calcext:value-type="string">
            <text:p>Duplicate GID for Group: $GRUPO, GID: xxxx. Each GID must only be used once.</text:p>
          </table:table-cell>
          <table:table-cell table:style-name="ce45" office:value-type="string" calcext:value-type="string">
            <text:p>The group that contains the client account.</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32" office:value-type="string" calcext:value-type="string">
            <text:p>Password Requirements/Duplicate UIDs Forbidden</text:p>
          </table:table-cell>
          <table:table-cell table:style-name="ce38" office:value-type="string" calcext:value-type="string">
            <text:p>GENERICO / <text:s/>UID duplicate / CUSTOMER</text:p>
          </table:table-cell>
          <table:table-cell table:style-name="ce40" office:value-type="string" calcext:value-type="string">
            <text:p>Duplicate UID for Account: $USUARIO, UID: xxxx. Each UID must only be used once.</text:p>
          </table:table-cell>
          <table:table-cell table:style-name="ce45" office:value-type="string" calcext:value-type="string">
            <text:p>The account is customer</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number-rows-repeated="222">
          <table:table-cell table:style-name="ce32"/>
          <table:table-cell table:style-name="ce38"/>
          <table:table-cell table:style-name="ce40"/>
          <table:table-cell table:style-name="ce45"/>
          <table:table-cell table:style-name="ce40" table:number-columns-repeated="2"/>
          <table:table-cell table:number-columns-repeated="1018"/>
        </table:table-row>
        <table:table-row table:style-name="ro2" table:number-rows-repeated="104832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1-25">00/00/0000</text:date>, <text:time style:data-style-name="N2" text:time-value="09:15:37.034974195">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mp2" style:page-layout-name="Mpm4">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0.4$Linux_X86_64 LibreOffice_project/9a9c6381e3f7a62afc1329bd359cc48accb6435b</meta:generator>
    <meta:initial-creator>Przemyslaw Skawinski</meta:initial-creator>
    <meta:creation-date>2014-01-28T11:13:26Z</meta:creation-date>
    <dc:date>2022-01-21T17:07:13.615179376</dc:date>
    <meta:editing-cycles>220</meta:editing-cycles>
    <meta:editing-duration>P3DT8H34M50S</meta:editing-duration>
    <meta:document-statistic meta:table-count="1" meta:cell-count="173" meta:object-count="0"/>
  </office:meta>
</office:document-meta>
</file>